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erktsitat" style:master-page-name="MP0" style:family="paragraph">
      <style:paragraph-properties fo:break-before="page"/>
    </style:style>
  </office:automatic-styles>
  <office:body>
    <office:text text:use-soft-page-breaks="true">
      <text:p text:style-name="P1">Oppgave 3 – Oppsummering av gruppearbeidet</text:p>
      <text:p text:style-name="Normal">I dette gruppearbeidet satt vi oss som mål å lage et nettsted for turister i Fredrikstad. Vi har jobbet uten templates og bygget siden fra grunn.<text:s/>Fokuset har vært<text:s/>på avanserte teknikker som vi i utgangspunktet ikke behersket, slik at vi kunne sitte igjen med et større læringsutbytte og et godt sluttresultat. Gruppen består av fire personer med ulik kompetanse innenfor området, noe som har<text:s/>tvunget<text:s/>oss til å hjelpe hverandre og lære fra hverandre. I tillegg så har vi ikke alltid fordelt oppgaver til de som kan mest om den spesifikke oppgaven. Dette har gitt oss muligheten til å utvikle oss på de områdene vi ikke er så gode på for så å kunne spørre om hjelp der vi har slitt.</text:p>
      <text:p text:style-name="Normal"/>
      <text:p text:style-name="Normal"><text:span text:style-name="Sterk">Planleggingsfasen</text:span></text:p>
      <text:p text:style-name="Normal">I planleggingsfasen gikk det mye tid til å bli enig om design. Vi fikk alle i oppgave å utvikle vår egen ide om design og legge den frem for gruppen. Etter en pågående diskusjon har vi kommet frem til hvordan nettstedet grovt sett skal se ut, med mulighet for små endringer senere.<text:s/>I planleggingsfasen ble det brukt wireframes, tegninger for frihånd og testsider i html. Vi gjorde også en god del research på nett for å få inspirasjon fra andre sider som vi likte.</text:p>
      <text:p text:style-name="Normal"/>
      <text:p text:style-name="Normal"><text:span text:style-name="Sterk">Oppgavefordeling</text:span></text:p>
      <text:p text:style-name="Normal">Vi har primært koordinert<text:s/>og<text:s/>planlagt prosjektet i skoletiden og jobbet en del individuelt utenom disse møtene.<text:s/><text:s/>Oppgavene har dukket opp stegvis og vi har hatt fokus på å dele ut oppgaver med realistiske mål på slutten av hvert møte.<text:s/>Noen eksempler på oppgaver som vi har fordelt er wireframes, hovedside, undersider, tekst og innhold, mappestruktur og bilder.<text:s/></text:p>
      <text:p text:style-name="Normal"/>
      <text:p text:style-name="Normal"><text:span text:style-name="Sterk">Resulta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erktsitat" style:display-name="Sterkt sitat"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SterktsitatTegn" style:display-name="Sterkt sitat Tegn" style:family="text" style:parent-style-name="Standardskriftforavsnitt">
      <style:text-properties fo:font-style="italic" style:font-style-asian="italic" style:font-style-complex="italic" fo:color="#5B9BD5"/>
    </style:style>
    <style:style style:name="Sterk" style:display-name="Sterk" style:family="text" style:parent-style-name="Standardskriftforavsnit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Wernersen</meta:initial-creator>
    <dc:creator>Martin Wernersen</dc:creator>
    <meta:creation-date>2016-10-12T08:56:00Z</meta:creation-date>
    <dc:date>2016-10-12T09:29:00Z</dc:date>
    <meta:template xlink:href="Normal" xlink:type="simple"/>
    <meta:editing-cycles>15</meta:editing-cycles>
    <meta:editing-duration>PT1800S</meta:editing-duration>
    <meta:document-statistic meta:page-count="1" meta:paragraph-count="3" meta:word-count="238" meta:character-count="1597" meta:row-count="11" meta:non-whitespace-character-count="1362"/>
  </office:meta>
</office:document-meta>
</file>